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3.579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year/>
      <number:text>/</number:text>
      <number:month number:style="long"/>
    </number:dat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99ff66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5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2'.J25"/>
    </style:style>
    <style:style style:name="ce6" style:family="table-cell" style:parent-style-name="Default">
      <style:table-cell-properties fo:background-color="#ffccff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2'.K39"/>
    </style:style>
    <style:style style:name="ce8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2'.J25"/>
    </style:style>
    <style:style style:name="ce9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11" style:family="table-cell" style:parent-style-name="Default" style:data-style-name="N109">
      <style:table-cell-properties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123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20">
      <style:table-cell-properties fo:border="0.002cm solid #000000"/>
      <style:text-properties fo:font-size="12pt" style:font-size-asian="12pt" style:font-size-complex="12pt"/>
    </style:style>
    <style:style style:name="ce15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2'.J25"/>
    </style:style>
    <style:style style:name="ce16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2'.J25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 style:data-style-name="N32">
      <style:table-cell-properties fo:border="0.002cm solid #000000"/>
      <style:text-properties fo:font-size="13pt" style:font-size-asian="13pt" style:font-size-complex="13pt"/>
    </style:style>
    <style:style style:name="ce20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 style:data-style-name="N32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06" table:default-cell-style-name="ce1"/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9" office:value-type="string">
            <text:p>total=</text:p>
          </table:table-cell>
          <table:table-cell table:style-name="ce4" table:formula="of:=COUNTA([.K20:.K39])" office:value-type="float" office:value="20">
            <text:p>20</text:p>
          </table:table-cell>
          <table:table-cell table:style-name="ce4"/>
          <table:table-cell/>
          <table:table-cell table:style-name="ce13" office:value-type="string">
            <text:p>num of bars</text:p>
          </table:table-cell>
          <table:table-cell table:style-name="ce4" table:number-columns-repeated="2"/>
          <table:table-cell table:number-columns-repeated="1004"/>
        </table:table-row>
        <table:table-row table:style-name="ro2">
          <table:table-cell table:number-columns-repeated="13"/>
          <table:table-cell table:style-name="ce9" office:value-type="string">
            <text:p>minus=</text:p>
          </table:table-cell>
          <table:table-cell table:style-name="ce4" table:formula="of:=COUNTIF([.K20:.K39];&quot;&lt;0&quot;)" office:value-type="float" office:value="2">
            <text:p>2</text:p>
          </table:table-cell>
          <table:table-cell table:style-name="ce11" table:formula="of:=[.O3]/[.$O$2]" office:value-type="percentage" office:value="0.1">
            <text:p>10.0%</text:p>
          </table:table-cell>
          <table:table-cell/>
          <table:table-cell table:style-name="ce13" office:value-type="string">
            <text:p>avg=</text:p>
          </table:table-cell>
          <table:table-cell table:style-name="ce14" table:formula="of:=AVERAGE([.$M$20:.$M$39])" office:value-type="float" office:value="9.9">
            <text:p>9.9</text:p>
          </table:table-cell>
          <table:table-cell table:style-name="ce4"/>
          <table:table-cell table:number-columns-repeated="1004"/>
        </table:table-row>
        <table:table-row table:style-name="ro2">
          <table:table-cell table:number-columns-repeated="13"/>
          <table:table-cell table:style-name="ce9" office:value-type="string">
            <text:p>plus=</text:p>
          </table:table-cell>
          <table:table-cell table:style-name="ce10" table:formula="of:=COUNTIF([.K20:.K40];&quot;&gt;=0&quot;)" office:value-type="float" office:value="18">
            <text:p>18</text:p>
          </table:table-cell>
          <table:table-cell table:style-name="ce11" table:formula="of:=[.O4]/[.$O$2]" office:value-type="percentage" office:value="0.9">
            <text:p>90.0%</text:p>
          </table:table-cell>
          <table:table-cell/>
          <table:table-cell table:style-name="ce13" office:value-type="string">
            <text:p>max=</text:p>
          </table:table-cell>
          <table:table-cell table:style-name="ce4" table:formula="of:=MAX([.M20:.M39])" office:value-type="float" office:value="16">
            <text:p>16</text:p>
          </table:table-cell>
          <table:table-cell table:style-name="ce4"/>
          <table:table-cell table:number-columns-repeated="1004"/>
        </table:table-row>
        <table:table-row table:style-name="ro2">
          <table:table-cell table:number-columns-repeated="13"/>
          <table:table-cell table:style-name="ce9" office:value-type="string">
            <text:p>sum of plus=</text:p>
          </table:table-cell>
          <table:table-cell table:style-name="ce4" table:formula="of:=SUMIF([.K20:.K40];&quot;&gt;=0&quot;)" office:value-type="float" office:value="0.511">
            <text:p>0.511</text:p>
          </table:table-cell>
          <table:table-cell table:style-name="ce4"/>
          <table:table-cell/>
          <table:table-cell table:style-name="ce13" office:value-type="string">
            <text:p>min=</text:p>
          </table:table-cell>
          <table:table-cell table:style-name="ce4" table:formula="of:=MIN([.M20:.M39])" office:value-type="float" office:value="4">
            <text:p>4</text:p>
          </table:table-cell>
          <table:table-cell table:style-name="ce4"/>
          <table:table-cell table:number-columns-repeated="1004"/>
        </table:table-row>
        <table:table-row table:style-name="ro2">
          <table:table-cell table:number-columns-repeated="13"/>
          <table:table-cell table:style-name="ce9" office:value-type="string">
            <text:p>sum of minus=</text:p>
          </table:table-cell>
          <table:table-cell table:style-name="ce10" table:formula="of:=SUMIF([.K20:.K40];&quot;&lt;0&quot;)" office:value-type="float" office:value="-0.12">
            <text:p>-0.12</text:p>
          </table:table-cell>
          <table:table-cell table:style-name="ce4"/>
          <table:table-cell/>
          <table:table-cell table:style-name="ce13" office:value-type="string">
            <text:p>median=</text:p>
          </table:table-cell>
          <table:table-cell table:style-name="ce10" table:formula="of:=MEDIAN([.M20:.M39])" office:value-type="float" office:value="10">
            <text:p>10</text:p>
          </table:table-cell>
          <table:table-cell table:style-name="ce4"/>
          <table:table-cell table:number-columns-repeated="1004"/>
        </table:table-row>
        <table:table-row table:style-name="ro2">
          <table:table-cell table:number-columns-repeated="13"/>
          <table:table-cell table:style-name="ce9" office:value-type="string">
            <text:p>sum=</text:p>
          </table:table-cell>
          <table:table-cell table:style-name="ce4" table:formula="of:=SUM([.K20:.K40])" office:value-type="float" office:value="0.391">
            <text:p>0.391</text:p>
          </table:table-cell>
          <table:table-cell table:style-name="ce4"/>
          <table:table-cell/>
          <table:table-cell table:style-name="ce13"/>
          <table:table-cell table:style-name="ce4" table:number-columns-repeated="2"/>
          <table:table-cell table:number-columns-repeated="1004"/>
        </table:table-row>
        <table:table-row table:style-name="ro2">
          <table:table-cell table:number-columns-repeated="13"/>
          <table:table-cell table:style-name="ce9"/>
          <table:table-cell table:style-name="ce4" table:number-columns-repeated="2"/>
          <table:table-cell/>
          <table:table-cell table:style-name="ce13"/>
          <table:table-cell table:style-name="ce4" table:number-columns-repeated="2"/>
          <table:table-cell table:number-columns-repeated="1004"/>
        </table:table-row>
        <table:table-row table:style-name="ro2">
          <table:table-cell office:value-type="string">
            <text:p>[07/02/2020 16:31:54 : FxTestController.php : 3017] </text:p>
          </table:table-cell>
          <table:table-cell table:number-columns-repeated="1023"/>
        </table:table-row>
        <table:table-row table:style-name="ro2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1"/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list-of-pos.(20200702_163129_292828).dat</text:p>
          </table:table-cell>
          <table:table-cell table:number-columns-repeated="11"/>
          <table:table-cell table:style-name="Default" table:number-columns-repeated="3"/>
          <table:table-cell/>
          <table:table-cell office:value-type="string">
            <text:p>range</text:p>
          </table:table-cell>
          <table:table-cell office:value-type="string">
            <text:p>$L$20:$L$39</text:p>
          </table:table-cell>
          <table:table-cell table:number-columns-repeated="1005"/>
        </table:table-row>
        <table:table-row table:style-name="ro2">
          <table:table-cell office:value-type="string">
            <text:p>val_SL</text:p>
          </table:table-cell>
          <table:table-cell office:value-type="float" office:value="0.05">
            <text:p>0.05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office:value-type="string">
            <text:p>L20</text:p>
          </table:table-cell>
          <table:table-cell office:value-type="string">
            <text:p>L39</text:p>
          </table:table-cell>
          <table:table-cell table:number-columns-repeated="1004"/>
        </table:table-row>
        <table:table-row table:style-name="ro2">
          <table:table-cell office:value-type="string">
            <text:p>val_TP</text:p>
          </table:table-cell>
          <table:table-cell office:value-type="float" office:value="0.1">
            <text:p>0.1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office:value-type="string">
            <text:p>L20:L39</text:p>
          </table:table-cell>
          <table:table-cell table:number-columns-repeated="1005"/>
        </table:table-row>
        <table:table-row table:style-name="ro2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formula="of:=AREAS([.S13])"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formula="of:=CELL(&quot;address&quot;,[.P2])" office:value-type="string" office:string-value="エラー:508">
            <text:p>エラー:508</text:p>
          </table:table-cell>
          <table:table-cell table:number-columns-repeated="1005"/>
        </table:table-row>
        <table:table-row table:style-name="ro2">
          <table:table-cell office:value-type="string">
            <text:p>starting bar</text:p>
          </table:table-cell>
          <table:table-cell office:value-type="string">
            <text:p>2020.05.13 00:05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formula="of:=CELL(&quot;address&quot;;[.P3])" office:value-type="string" office:string-value="$P$3">
            <text:p>$P$3</text:p>
          </table:table-cell>
          <table:table-cell table:number-columns-repeated="1005"/>
        </table:table-row>
        <table:table-row table:style-name="ro2">
          <table:table-cell office:value-type="string">
            <text:p>ending bar</text:p>
          </table:table-cell>
          <table:table-cell office:value-type="string">
            <text:p>2020.05.13 23:55</text:p>
          </table:table-cell>
          <table:table-cell table:number-columns-repeated="16"/>
          <table:table-cell table:formula="of:=CELL(&quot;address&quot;;[.S13])" office:value-type="string" office:string-value="$S$13">
            <text:p>$S$13</text:p>
          </table:table-cell>
          <table:table-cell table:number-columns-repeated="1005"/>
        </table:table-row>
        <table:table-row table:style-name="ro2">
          <table:table-cell table:number-columns-repeated="18"/>
          <table:table-cell table:formula="of:=CELL(&quot;address&quot;;[.S13])" office:value-type="string" office:string-value="$S$13">
            <text:p>$S$13</text:p>
          </table:table-cell>
          <table:table-cell table:number-columns-repeated="1005"/>
        </table:table-row>
        <table:table-row table:style-name="ro3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datetime</text:p>
          </table:table-cell>
          <table:table-cell table:style-name="ce2"/>
          <table:table-cell table:style-name="ce2" office:value-type="string">
            <text:p>pos.SL</text:p>
          </table:table-cell>
          <table:table-cell table:style-name="ce2" office:value-type="string">
            <text:p>pos.TP</text:p>
          </table:table-cell>
          <table:table-cell table:style-name="ce2" office:value-type="string">
            <text:p>diff.SL~start</text:p>
          </table:table-cell>
          <table:table-cell table:style-name="ce6" office:value-type="string">
            <office:annotation draw:style-name="gr1" draw:text-style-name="P1" svg:width="2.899cm" svg:height="0.669cm" svg:x="31.468cm" svg:y="8.144cm" draw:caption-point-x="-0.61cm" draw:caption-point-y="1.513cm">
              <dc:creator>ik</dc:creator>
              <dc:date>2020-06-30T00:00:00</dc:date>
              <text:p text:style-name="P1"><text:span text:style-name="T1">色：マゼンタ１０</text:span></text:p>
            </office:annotation>
            <text:p>cur &gt;= start ?</text:p>
          </table:table-cell>
          <table:table-cell table:style-name="ce6" office:value-type="string">
            <text:p>num of bars</text:p>
            <text:p>start ~ curr</text:p>
          </table:table-cell>
          <table:table-cell table:style-name="ce6" office:value-type="string">
            <office:annotation draw:style-name="gr1" draw:text-style-name="P1" svg:width="2.899cm" svg:height="0.669cm" svg:x="37.615cm" svg:y="8.144cm" draw:caption-point-x="-0.61cm" draw:caption-point-y="1.513cm">
              <dc:creator>ik</dc:creator>
              <dc:date>2020-06-30T00:00:00</dc:date>
              <text:p text:style-name="P1"><text:span text:style-name="T1">色：マゼンタ１０</text:span></text:p>
            </office:annotation>
            <text:p>cur – SL</text:p>
          </table:table-cell>
          <table:table-cell table:style-name="ce6" office:value-type="string">
            <text:p>exit price</text:p>
          </table:table-cell>
          <table:table-cell table:style-name="ce6" office:value-type="string">
            <text:p>diff</text:p>
            <text:p>exit~start</text:p>
          </table:table-cell>
          <table:table-cell table:style-name="ce6" office:value-type="string">
            <text:p>diff</text:p>
            <text:p>exit~start</text:p>
            <text:p>(val)</text:p>
          </table:table-cell>
          <table:table-cell table:number-columns-repeated="100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.319">
            <text:p>69.319</text:p>
          </table:table-cell>
          <table:table-cell table:style-name="ce4" office:value-type="string">
            <text:p>2020.05.13 00:0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0.04">
            <text:p>0.040</text:p>
          </table:table-cell>
          <table:table-cell table:style-name="ce7" table:formula="of:=IF([.F20]&gt;[.C20];1;0)" office:value-type="float" office:value="1">
            <text:p>1</text:p>
          </table:table-cell>
          <table:table-cell table:style-name="ce8" table:formula="of:=[.E20]-[.B20]" office:value-type="float" office:value="16">
            <text:p>16</text:p>
          </table:table-cell>
          <table:table-cell table:style-name="ce5" table:formula="of:=[.F20]-[.I20]" office:value-type="float" office:value="-0.019999999999996">
            <text:p>-0.020</text:p>
          </table:table-cell>
          <table:table-cell table:formula="of:=IF([.F20]&lt;[.I20];[.I20];[.F20])" office:value-type="float" office:value="69.359">
            <text:p>69.359</text:p>
          </table:table-cell>
          <table:table-cell table:style-name="ce12" table:formula="of:=[.O20]-[.C20]" office:value-type="float" office:value="0.039999999999992">
            <text:p>0.040</text:p>
          </table:table-cell>
          <table:table-cell office:value-type="float" office:value="0.039999999999992">
            <text:p>0.04</text:p>
          </table:table-cell>
          <table:table-cell table:formula="of:=[.Q20]-[.K20]" office:value-type="float" office:value="-7.95891130778159E-015">
            <text:p>-7.95891130778159E-015</text:p>
          </table:table-cell>
          <table:table-cell table:number-columns-repeated="100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9.302">
            <text:p>69.302</text:p>
          </table:table-cell>
          <table:table-cell table:style-name="ce4" office:value-type="string">
            <text:p>2020.05.13 00: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0.057">
            <text:p>0.057</text:p>
          </table:table-cell>
          <table:table-cell table:style-name="ce7" table:formula="of:=IF([.F21]&gt;[.C21];1;0)" office:value-type="float" office:value="1">
            <text:p>1</text:p>
          </table:table-cell>
          <table:table-cell table:style-name="ce8" table:formula="of:=[.E21]-[.B21]" office:value-type="float" office:value="15">
            <text:p>15</text:p>
          </table:table-cell>
          <table:table-cell table:style-name="ce5" table:formula="of:=[.F21]-[.I21]" office:value-type="float" office:value="-0.019999999999996">
            <text:p>-0.020</text:p>
          </table:table-cell>
          <table:table-cell table:formula="of:=IF([.F21]&lt;[.I21];[.I21];[.F21])" office:value-type="float" office:value="69.359">
            <text:p>69.359</text:p>
          </table:table-cell>
          <table:table-cell table:style-name="ce12" table:formula="of:=[.O21]-[.C21]" office:value-type="float" office:value="0.056999999999988">
            <text:p>0.057</text:p>
          </table:table-cell>
          <table:table-cell office:value-type="float" office:value="0.056999999999988">
            <text:p>0.057</text:p>
          </table:table-cell>
          <table:table-cell table:formula="of:=[.Q21]-[.K21]" office:value-type="float" office:value="-0.0000000000000120528587110869">
            <text:p>-1.20528587110869E-014</text:p>
          </table:table-cell>
          <table:table-cell table:number-columns-repeated="100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2020.05.13 00: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0.038">
            <text:p>0.038</text:p>
          </table:table-cell>
          <table:table-cell table:style-name="ce7" table:formula="of:=IF([.F22]&gt;[.C22];1;0)" office:value-type="float" office:value="1">
            <text:p>1</text:p>
          </table:table-cell>
          <table:table-cell table:style-name="ce8" table:formula="of:=[.E22]-[.B22]" office:value-type="float" office:value="14">
            <text:p>14</text:p>
          </table:table-cell>
          <table:table-cell table:style-name="ce5" table:formula="of:=[.F22]-[.I22]" office:value-type="float" office:value="-0.019999999999996">
            <text:p>-0.020</text:p>
          </table:table-cell>
          <table:table-cell table:formula="of:=IF([.F22]&lt;[.I22];[.I22];[.F22])" office:value-type="float" office:value="69.359">
            <text:p>69.359</text:p>
          </table:table-cell>
          <table:table-cell table:style-name="ce12" table:formula="of:=[.O22]-[.C22]" office:value-type="float" office:value="0.0379999999999967">
            <text:p>0.038</text:p>
          </table:table-cell>
          <table:table-cell office:value-type="float" office:value="0.0379999999999967">
            <text:p>0.038</text:p>
          </table:table-cell>
          <table:table-cell table:formula="of:=[.Q22]-[.K22]" office:value-type="float" office:value="-3.29597460435593E-015">
            <text:p>-3.29597460435593E-015</text:p>
          </table:table-cell>
          <table:table-cell table:number-columns-repeated="100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348">
            <text:p>69.348</text:p>
          </table:table-cell>
          <table:table-cell table:style-name="ce4" office:value-type="string">
            <text:p>2020.05.13 00:2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0.011">
            <text:p>0.011</text:p>
          </table:table-cell>
          <table:table-cell table:style-name="ce7" table:formula="of:=IF([.F23]&gt;[.C23];1;0)" office:value-type="float" office:value="0">
            <text:p>0</text:p>
          </table:table-cell>
          <table:table-cell table:style-name="ce8" table:formula="of:=[.E23]-[.B23]" office:value-type="float" office:value="13">
            <text:p>13</text:p>
          </table:table-cell>
          <table:table-cell table:style-name="ce5" table:formula="of:=[.F23]-[.I23]" office:value-type="float" office:value="-0.019999999999996">
            <text:p>-0.020</text:p>
          </table:table-cell>
          <table:table-cell table:formula="of:=IF([.F23]&lt;[.I23];[.I23];[.F23])" office:value-type="float" office:value="69.359">
            <text:p>69.359</text:p>
          </table:table-cell>
          <table:table-cell table:style-name="ce12" table:formula="of:=[.O23]-[.C23]" office:value-type="float" office:value="0.0109999999999957">
            <text:p>0.011</text:p>
          </table:table-cell>
          <table:table-cell office:value-type="float" office:value="0.0109999999999957">
            <text:p>0.011</text:p>
          </table:table-cell>
          <table:table-cell table:formula="of:=[.Q23]-[.K23]" office:value-type="float" office:value="-4.31946145518225E-015">
            <text:p>-4.31946145518225E-015</text:p>
          </table:table-cell>
          <table:table-cell table:number-columns-repeated="100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2020.05.13 00:2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0.021">
            <text:p>0.021</text:p>
          </table:table-cell>
          <table:table-cell table:style-name="ce7" table:formula="of:=IF([.F24]&gt;[.C24];1;0)" office:value-type="float" office:value="1">
            <text:p>1</text:p>
          </table:table-cell>
          <table:table-cell table:style-name="ce8" table:formula="of:=[.E24]-[.B24]" office:value-type="float" office:value="12">
            <text:p>12</text:p>
          </table:table-cell>
          <table:table-cell table:style-name="ce5" table:formula="of:=[.F24]-[.I24]" office:value-type="float" office:value="-0.019999999999996">
            <text:p>-0.020</text:p>
          </table:table-cell>
          <table:table-cell table:formula="of:=IF([.F24]&lt;[.I24];[.I24];[.F24])" office:value-type="float" office:value="69.359">
            <text:p>69.359</text:p>
          </table:table-cell>
          <table:table-cell table:style-name="ce12" table:formula="of:=[.O24]-[.C24]" office:value-type="float" office:value="0.0210000000000008">
            <text:p>0.021</text:p>
          </table:table-cell>
          <table:table-cell office:value-type="float" office:value="0.0210000000000008">
            <text:p>0.021</text:p>
          </table:table-cell>
          <table:table-cell table:formula="of:=[.Q24]-[.K24]" office:value-type="float" office:value="7.94503351997378E-016">
            <text:p>7.94503351997378E-016</text:p>
          </table:table-cell>
          <table:table-cell table:number-columns-repeated="1006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9.329">
            <text:p>69.329</text:p>
          </table:table-cell>
          <table:table-cell table:style-name="ce4" office:value-type="string">
            <text:p>2020.05.13 00:3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0.03">
            <text:p>0.030</text:p>
          </table:table-cell>
          <table:table-cell table:style-name="ce7" table:formula="of:=IF([.F25]&gt;[.C25];1;0)" office:value-type="float" office:value="1">
            <text:p>1</text:p>
          </table:table-cell>
          <table:table-cell table:style-name="ce8" table:formula="of:=[.E25]-[.B25]" office:value-type="float" office:value="11">
            <text:p>11</text:p>
          </table:table-cell>
          <table:table-cell table:style-name="ce5" table:formula="of:=[.F25]-[.I25]" office:value-type="float" office:value="-0.019999999999996">
            <text:p>-0.020</text:p>
          </table:table-cell>
          <table:table-cell table:formula="of:=IF([.F25]&lt;[.I25];[.I25];[.F25])" office:value-type="float" office:value="69.359">
            <text:p>69.359</text:p>
          </table:table-cell>
          <table:table-cell table:style-name="ce12" table:formula="of:=[.O25]-[.C25]" office:value-type="float" office:value="0.0300000000000011">
            <text:p>0.030</text:p>
          </table:table-cell>
          <table:table-cell office:value-type="float" office:value="0.0300000000000011">
            <text:p>0.03</text:p>
          </table:table-cell>
          <table:table-cell table:formula="of:=[.Q25]-[.K25]" office:value-type="float" office:value="1.13797860024079E-015">
            <text:p>1.13797860024079E-015</text:p>
          </table:table-cell>
          <table:table-cell table:number-columns-repeated="1006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9.335">
            <text:p>69.335</text:p>
          </table:table-cell>
          <table:table-cell table:style-name="ce4" office:value-type="string">
            <text:p>2020.05.13 00:3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0.024">
            <text:p>0.024</text:p>
          </table:table-cell>
          <table:table-cell table:style-name="ce7" table:formula="of:=IF([.F26]&gt;[.C26];1;0)" office:value-type="float" office:value="1">
            <text:p>1</text:p>
          </table:table-cell>
          <table:table-cell table:style-name="ce8" table:formula="of:=[.E26]-[.B26]" office:value-type="float" office:value="10">
            <text:p>10</text:p>
          </table:table-cell>
          <table:table-cell table:style-name="ce5" table:formula="of:=[.F26]-[.I26]" office:value-type="float" office:value="-0.019999999999996">
            <text:p>-0.020</text:p>
          </table:table-cell>
          <table:table-cell table:formula="of:=IF([.F26]&lt;[.I26];[.I26];[.F26])" office:value-type="float" office:value="69.359">
            <text:p>69.359</text:p>
          </table:table-cell>
          <table:table-cell table:style-name="ce12" table:formula="of:=[.O26]-[.C26]" office:value-type="float" office:value="0.0240000000000009">
            <text:p>0.024</text:p>
          </table:table-cell>
          <table:table-cell office:value-type="float" office:value="0.0240000000000009">
            <text:p>0.024</text:p>
          </table:table-cell>
          <table:table-cell table:formula="of:=[.Q26]-[.K26]" office:value-type="float" office:value="9.08995101411847E-016">
            <text:p>9.08995101411847E-016</text:p>
          </table:table-cell>
          <table:table-cell table:number-columns-repeated="1006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2020.05.13 00:4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0.021">
            <text:p>0.021</text:p>
          </table:table-cell>
          <table:table-cell table:style-name="ce7" table:formula="of:=IF([.F27]&gt;[.C27];1;0)" office:value-type="float" office:value="1">
            <text:p>1</text:p>
          </table:table-cell>
          <table:table-cell table:style-name="ce8" table:formula="of:=[.E27]-[.B27]" office:value-type="float" office:value="9">
            <text:p>9</text:p>
          </table:table-cell>
          <table:table-cell table:style-name="ce5" table:formula="of:=[.F27]-[.I27]" office:value-type="float" office:value="-0.019999999999996">
            <text:p>-0.020</text:p>
          </table:table-cell>
          <table:table-cell table:formula="of:=IF([.F27]&lt;[.I27];[.I27];[.F27])" office:value-type="float" office:value="69.359">
            <text:p>69.359</text:p>
          </table:table-cell>
          <table:table-cell table:style-name="ce12" table:formula="of:=[.O27]-[.C27]" office:value-type="float" office:value="0.0210000000000008">
            <text:p>0.021</text:p>
          </table:table-cell>
          <table:table-cell office:value-type="float" office:value="0.0210000000000008">
            <text:p>0.021</text:p>
          </table:table-cell>
          <table:table-cell table:formula="of:=[.Q27]-[.K27]" office:value-type="float" office:value="7.94503351997378E-016">
            <text:p>7.94503351997378E-016</text:p>
          </table:table-cell>
          <table:table-cell table:number-columns-repeated="1006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9.388">
            <text:p>69.388</text:p>
          </table:table-cell>
          <table:table-cell table:style-name="ce4" office:value-type="string">
            <text:p>2020.05.13 00:5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17">
            <text:p>0.017</text:p>
          </table:table-cell>
          <table:table-cell table:style-name="ce7" table:formula="of:=IF([.F28]&gt;[.C28];1;0)" office:value-type="float" office:value="0">
            <text:p>0</text:p>
          </table:table-cell>
          <table:table-cell table:style-name="ce8" table:formula="of:=[.E28]-[.B28]" office:value-type="float" office:value="15">
            <text:p>15</text:p>
          </table:table-cell>
          <table:table-cell table:style-name="ce5" table:formula="of:=[.F28]-[.I28]" office:value-type="float" office:value="-0.0360000000000014">
            <text:p>-0.036</text:p>
          </table:table-cell>
          <table:table-cell table:formula="of:=IF([.F28]&lt;[.I28];[.I28];[.F28])" office:value-type="float" office:value="69.405">
            <text:p>69.405</text:p>
          </table:table-cell>
          <table:table-cell table:style-name="ce12" table:formula="of:=[.O28]-[.C28]" office:value-type="float" office:value="0.0169999999999959">
            <text:p>0.017</text:p>
          </table:table-cell>
          <table:table-cell office:value-type="float" office:value="0.0169999999999959">
            <text:p>0.017</text:p>
          </table:table-cell>
          <table:table-cell table:formula="of:=[.Q28]-[.K28]" office:value-type="float" office:value="-4.09394740330527E-015">
            <text:p>-4.09394740330527E-015</text:p>
          </table:table-cell>
          <table:table-cell table:number-columns-repeated="1006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9.399">
            <text:p>69.399</text:p>
          </table:table-cell>
          <table:table-cell table:style-name="ce4" office:value-type="string">
            <text:p>2020.05.13 00:5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39">
            <text:p>69.339</text:p>
          </table:table-cell>
          <table:table-cell table:style-name="ce4" office:value-type="float" office:value="69.509">
            <text:p>69.509</text:p>
          </table:table-cell>
          <table:table-cell table:style-name="ce5" office:value-type="float" office:value="-0.06">
            <text:p>-0.060</text:p>
          </table:table-cell>
          <table:table-cell table:style-name="ce7" table:formula="of:=IF([.F29]&gt;[.C29];1;0)" office:value-type="float" office:value="0">
            <text:p>0</text:p>
          </table:table-cell>
          <table:table-cell table:style-name="ce8" table:formula="of:=[.E29]-[.B29]" office:value-type="float" office:value="6">
            <text:p>6</text:p>
          </table:table-cell>
          <table:table-cell table:style-name="ce5" table:formula="of:=[.F29]-[.I29]" office:value-type="float" office:value="0">
            <text:p>0.000</text:p>
          </table:table-cell>
          <table:table-cell table:formula="of:=IF([.F29]&lt;[.I29];[.I29];[.F29])" office:value-type="float" office:value="69.339">
            <text:p>69.339</text:p>
          </table:table-cell>
          <table:table-cell table:style-name="ce12" table:formula="of:=[.O29]-[.C29]" office:value-type="float" office:value="-0.0600000000000023">
            <text:p>-0.060</text:p>
          </table:table-cell>
          <table:table-cell office:value-type="float" office:value="-0.0600000000000023">
            <text:p>-0.06</text:p>
          </table:table-cell>
          <table:table-cell table:formula="of:=[.Q29]-[.K29]" office:value-type="float" office:value="-2.27595720048157E-015">
            <text:p>-2.27595720048157E-015</text:p>
          </table:table-cell>
          <table:table-cell table:number-columns-repeated="1006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421">
            <text:p>69.421</text:p>
          </table:table-cell>
          <table:table-cell table:style-name="ce4" office:value-type="string">
            <text:p>2020.05.13 01:0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61">
            <text:p>69.361</text:p>
          </table:table-cell>
          <table:table-cell table:style-name="ce4" office:value-type="float" office:value="69.531">
            <text:p>69.531</text:p>
          </table:table-cell>
          <table:table-cell table:style-name="ce5" office:value-type="float" office:value="-0.06">
            <text:p>-0.060</text:p>
          </table:table-cell>
          <table:table-cell table:style-name="ce7" table:formula="of:=IF([.F30]&gt;[.C30];1;0)" office:value-type="float" office:value="0">
            <text:p>0</text:p>
          </table:table-cell>
          <table:table-cell table:style-name="ce8" table:formula="of:=[.E30]-[.B30]" office:value-type="float" office:value="5">
            <text:p>5</text:p>
          </table:table-cell>
          <table:table-cell table:style-name="ce5" table:formula="of:=[.F30]-[.I30]" office:value-type="float" office:value="-0.0220000000000056">
            <text:p>-0.022</text:p>
          </table:table-cell>
          <table:table-cell table:formula="of:=IF([.F30]&lt;[.I30];[.I30];[.F30])" office:value-type="float" office:value="69.361">
            <text:p>69.361</text:p>
          </table:table-cell>
          <table:table-cell table:style-name="ce12" table:formula="of:=[.O30]-[.C30]" office:value-type="float" office:value="-0.0600000000000023">
            <text:p>-0.060</text:p>
          </table:table-cell>
          <table:table-cell office:value-type="float" office:value="-0.0600000000000023">
            <text:p>-0.06</text:p>
          </table:table-cell>
          <table:table-cell table:formula="of:=[.Q30]-[.K30]" office:value-type="float" office:value="-2.27595720048157E-015">
            <text:p>-2.27595720048157E-015</text:p>
          </table:table-cell>
          <table:table-cell table:number-columns-repeated="1006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1:0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36">
            <text:p>0.036</text:p>
          </table:table-cell>
          <table:table-cell table:style-name="ce7" table:formula="of:=IF([.F31]&gt;[.C31];1;0)" office:value-type="float" office:value="0">
            <text:p>0</text:p>
          </table:table-cell>
          <table:table-cell table:style-name="ce8" table:formula="of:=[.E31]-[.B31]" office:value-type="float" office:value="12">
            <text:p>12</text:p>
          </table:table-cell>
          <table:table-cell table:style-name="ce5" table:formula="of:=[.F31]-[.I31]" office:value-type="float" office:value="-0.0360000000000014">
            <text:p>-0.036</text:p>
          </table:table-cell>
          <table:table-cell table:formula="of:=IF([.F31]&lt;[.I31];[.I31];[.F31])" office:value-type="float" office:value="69.405">
            <text:p>69.405</text:p>
          </table:table-cell>
          <table:table-cell table:style-name="ce12" table:formula="of:=[.O31]-[.C31]" office:value-type="float" office:value="0.0360000000000014">
            <text:p>0.036</text:p>
          </table:table-cell>
          <table:table-cell office:value-type="float" office:value="0.0360000000000014">
            <text:p>0.036</text:p>
          </table:table-cell>
          <table:table-cell table:formula="of:=[.Q31]-[.K31]" office:value-type="float" office:value="1.36002320516582E-015">
            <text:p>1.36002320516582E-015</text:p>
          </table:table-cell>
          <table:table-cell table:number-columns-repeated="1006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2020.05.13 01:1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08">
            <text:p>0.008</text:p>
          </table:table-cell>
          <table:table-cell table:style-name="ce7" table:formula="of:=IF([.F32]&gt;[.C32];1;0)" office:value-type="float" office:value="0">
            <text:p>0</text:p>
          </table:table-cell>
          <table:table-cell table:style-name="ce8" table:formula="of:=[.E32]-[.B32]" office:value-type="float" office:value="11">
            <text:p>11</text:p>
          </table:table-cell>
          <table:table-cell table:style-name="ce5" table:formula="of:=[.F32]-[.I32]" office:value-type="float" office:value="-0.0360000000000014">
            <text:p>-0.036</text:p>
          </table:table-cell>
          <table:table-cell table:formula="of:=IF([.F32]&lt;[.I32];[.I32];[.F32])" office:value-type="float" office:value="69.405">
            <text:p>69.405</text:p>
          </table:table-cell>
          <table:table-cell table:style-name="ce12" table:formula="of:=[.O32]-[.C32]" office:value-type="float" office:value="0.00799999999999557">
            <text:p>0.008</text:p>
          </table:table-cell>
          <table:table-cell office:value-type="float" office:value="0.00799999999999557">
            <text:p>0.008</text:p>
          </table:table-cell>
          <table:table-cell table:formula="of:=[.Q32]-[.K32]" office:value-type="float" office:value="-4.43395320459672E-015">
            <text:p>-4.43395320459672E-015</text:p>
          </table:table-cell>
          <table:table-cell table:number-columns-repeated="1006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9.395">
            <text:p>69.395</text:p>
          </table:table-cell>
          <table:table-cell table:style-name="ce4" office:value-type="string">
            <text:p>2020.05.13 01:1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1">
            <text:p>0.010</text:p>
          </table:table-cell>
          <table:table-cell table:style-name="ce7" table:formula="of:=IF([.F33]&gt;[.C33];1;0)" office:value-type="float" office:value="0">
            <text:p>0</text:p>
          </table:table-cell>
          <table:table-cell table:style-name="ce8" table:formula="of:=[.E33]-[.B33]" office:value-type="float" office:value="10">
            <text:p>10</text:p>
          </table:table-cell>
          <table:table-cell table:style-name="ce5" table:formula="of:=[.F33]-[.I33]" office:value-type="float" office:value="-0.0360000000000014">
            <text:p>-0.036</text:p>
          </table:table-cell>
          <table:table-cell table:formula="of:=IF([.F33]&lt;[.I33];[.I33];[.F33])" office:value-type="float" office:value="69.405">
            <text:p>69.405</text:p>
          </table:table-cell>
          <table:table-cell table:style-name="ce12" table:formula="of:=[.O33]-[.C33]" office:value-type="float" office:value="0.0100000000000051">
            <text:p>0.010</text:p>
          </table:table-cell>
          <table:table-cell office:value-type="float" office:value="0.0100000000000051">
            <text:p>0.01</text:p>
          </table:table-cell>
          <table:table-cell table:formula="of:=[.Q33]-[.K33]" office:value-type="float" office:value="5.1156995306556E-015">
            <text:p>5.1156995306556E-015</text:p>
          </table:table-cell>
          <table:table-cell table:number-columns-repeated="1006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9.377">
            <text:p>69.377</text:p>
          </table:table-cell>
          <table:table-cell table:style-name="ce4" office:value-type="string">
            <text:p>2020.05.13 01:2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28">
            <text:p>0.028</text:p>
          </table:table-cell>
          <table:table-cell table:style-name="ce7" table:formula="of:=IF([.F34]&gt;[.C34];1;0)" office:value-type="float" office:value="0">
            <text:p>0</text:p>
          </table:table-cell>
          <table:table-cell table:style-name="ce8" table:formula="of:=[.E34]-[.B34]" office:value-type="float" office:value="9">
            <text:p>9</text:p>
          </table:table-cell>
          <table:table-cell table:style-name="ce5" table:formula="of:=[.F34]-[.I34]" office:value-type="float" office:value="-0.0360000000000014">
            <text:p>-0.036</text:p>
          </table:table-cell>
          <table:table-cell table:formula="of:=IF([.F34]&lt;[.I34];[.I34];[.F34])" office:value-type="float" office:value="69.405">
            <text:p>69.405</text:p>
          </table:table-cell>
          <table:table-cell table:style-name="ce12" table:formula="of:=[.O34]-[.C34]" office:value-type="float" office:value="0.0280000000000058">
            <text:p>0.028</text:p>
          </table:table-cell>
          <table:table-cell office:value-type="float" office:value="0.0280000000000058">
            <text:p>0.028</text:p>
          </table:table-cell>
          <table:table-cell table:formula="of:=[.Q34]-[.K34]" office:value-type="float" office:value="5.79744585671449E-015">
            <text:p>5.79744585671449E-015</text:p>
          </table:table-cell>
          <table:table-cell table:number-columns-repeated="1006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37">
            <text:p>0.037</text:p>
          </table:table-cell>
          <table:table-cell table:style-name="ce7" table:formula="of:=IF([.F35]&gt;[.C35];1;0)" office:value-type="float" office:value="1">
            <text:p>1</text:p>
          </table:table-cell>
          <table:table-cell table:style-name="ce8" table:formula="of:=[.E35]-[.B35]" office:value-type="float" office:value="8">
            <text:p>8</text:p>
          </table:table-cell>
          <table:table-cell table:style-name="ce5" table:formula="of:=[.F35]-[.I35]" office:value-type="float" office:value="-0.0360000000000014">
            <text:p>-0.036</text:p>
          </table:table-cell>
          <table:table-cell table:formula="of:=IF([.F35]&lt;[.I35];[.I35];[.F35])" office:value-type="float" office:value="69.405">
            <text:p>69.405</text:p>
          </table:table-cell>
          <table:table-cell table:style-name="ce12" table:formula="of:=[.O35]-[.C35]" office:value-type="float" office:value="0.0370000000000061">
            <text:p>0.037</text:p>
          </table:table-cell>
          <table:table-cell office:value-type="float" office:value="0.0370000000000061">
            <text:p>0.037</text:p>
          </table:table-cell>
          <table:table-cell table:formula="of:=[.Q35]-[.K35]" office:value-type="float" office:value="6.1409211049579E-015">
            <text:p>6.1409211049579E-015</text:p>
          </table:table-cell>
          <table:table-cell table:number-columns-repeated="1006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9.337">
            <text:p>69.337</text:p>
          </table:table-cell>
          <table:table-cell table:style-name="ce4" office:value-type="string">
            <text:p>2020.05.13 01:3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68">
            <text:p>0.068</text:p>
          </table:table-cell>
          <table:table-cell table:style-name="ce7" table:formula="of:=IF([.F36]&gt;[.C36];1;0)" office:value-type="float" office:value="1">
            <text:p>1</text:p>
          </table:table-cell>
          <table:table-cell table:style-name="ce8" table:formula="of:=[.E36]-[.B36]" office:value-type="float" office:value="7">
            <text:p>7</text:p>
          </table:table-cell>
          <table:table-cell table:style-name="ce5" table:formula="of:=[.F36]-[.I36]" office:value-type="float" office:value="-0.0360000000000014">
            <text:p>-0.036</text:p>
          </table:table-cell>
          <table:table-cell table:formula="of:=IF([.F36]&lt;[.I36];[.I36];[.F36])" office:value-type="float" office:value="69.405">
            <text:p>69.405</text:p>
          </table:table-cell>
          <table:table-cell table:style-name="ce12" table:formula="of:=[.O36]-[.C36]" office:value-type="float" office:value="0.0679999999999978">
            <text:p>0.068</text:p>
          </table:table-cell>
          <table:table-cell office:value-type="float" office:value="0.0679999999999978">
            <text:p>0.068</text:p>
          </table:table-cell>
          <table:table-cell table:formula="of:=[.Q36]-[.K36]" office:value-type="float" office:value="-2.16493489801906E-015">
            <text:p>-2.16493489801906E-015</text:p>
          </table:table-cell>
          <table:table-cell table:number-columns-repeated="1006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9.359">
            <text:p>69.359</text:p>
          </table:table-cell>
          <table:table-cell table:style-name="ce4" office:value-type="string">
            <text:p>2020.05.13 01:3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46">
            <text:p>0.046</text:p>
          </table:table-cell>
          <table:table-cell table:style-name="ce7" table:formula="of:=IF([.F37]&gt;[.C37];1;0)" office:value-type="float" office:value="1">
            <text:p>1</text:p>
          </table:table-cell>
          <table:table-cell table:style-name="ce8" table:formula="of:=[.E37]-[.B37]" office:value-type="float" office:value="6">
            <text:p>6</text:p>
          </table:table-cell>
          <table:table-cell table:style-name="ce5" table:formula="of:=[.F37]-[.I37]" office:value-type="float" office:value="-0.0360000000000014">
            <text:p>-0.036</text:p>
          </table:table-cell>
          <table:table-cell table:formula="of:=IF([.F37]&lt;[.I37];[.I37];[.F37])" office:value-type="float" office:value="69.405">
            <text:p>69.405</text:p>
          </table:table-cell>
          <table:table-cell table:style-name="ce12" table:formula="of:=[.O37]-[.C37]" office:value-type="float" office:value="0.0460000000000065">
            <text:p>0.046</text:p>
          </table:table-cell>
          <table:table-cell office:value-type="float" office:value="0.0460000000000065">
            <text:p>0.046</text:p>
          </table:table-cell>
          <table:table-cell table:formula="of:=[.Q37]-[.K37]" office:value-type="float" office:value="6.48092690624935E-015">
            <text:p>6.48092690624935E-015</text:p>
          </table:table-cell>
          <table:table-cell table:number-columns-repeated="1006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2020.05.13 01:4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08">
            <text:p>0.008</text:p>
          </table:table-cell>
          <table:table-cell table:style-name="ce7" table:formula="of:=IF([.F38]&gt;[.C38];1;0)" office:value-type="float" office:value="0">
            <text:p>0</text:p>
          </table:table-cell>
          <table:table-cell table:style-name="ce8" table:formula="of:=[.E38]-[.B38]" office:value-type="float" office:value="5">
            <text:p>5</text:p>
          </table:table-cell>
          <table:table-cell table:style-name="ce5" table:formula="of:=[.F38]-[.I38]" office:value-type="float" office:value="-0.0360000000000014">
            <text:p>-0.036</text:p>
          </table:table-cell>
          <table:table-cell table:formula="of:=IF([.F38]&lt;[.I38];[.I38];[.F38])" office:value-type="float" office:value="69.405">
            <text:p>69.405</text:p>
          </table:table-cell>
          <table:table-cell table:style-name="ce12" table:formula="of:=[.O38]-[.C38]" office:value-type="float" office:value="0.00799999999999557">
            <text:p>0.008</text:p>
          </table:table-cell>
          <table:table-cell office:value-type="float" office:value="0.00799999999999557">
            <text:p>0.008</text:p>
          </table:table-cell>
          <table:table-cell table:formula="of:=[.Q38]-[.K38]" office:value-type="float" office:value="-4.43395320459672E-015">
            <text:p>-4.43395320459672E-015</text:p>
          </table:table-cell>
          <table:table-cell table:number-columns-repeated="1006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2020.05.13 01:4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5" office:value-type="float" office:value="0.011">
            <text:p>0.011</text:p>
          </table:table-cell>
          <table:table-cell table:style-name="ce7" table:formula="of:=IF([.F39]&gt;[.C39];1;0)" office:value-type="float" office:value="0">
            <text:p>0</text:p>
          </table:table-cell>
          <table:table-cell table:style-name="ce8" table:formula="of:=[.E39]-[.B39]" office:value-type="float" office:value="4">
            <text:p>4</text:p>
          </table:table-cell>
          <table:table-cell table:style-name="ce5" table:formula="of:=[.F39]-[.I39]" office:value-type="float" office:value="-0.0360000000000014">
            <text:p>-0.036</text:p>
          </table:table-cell>
          <table:table-cell table:formula="of:=IF([.F39]&lt;[.I39];[.I39];[.F39])" office:value-type="float" office:value="69.405">
            <text:p>69.405</text:p>
          </table:table-cell>
          <table:table-cell table:style-name="ce12" table:formula="of:=[.O39]-[.C39]" office:value-type="float" office:value="0.0109999999999957">
            <text:p>0.011</text:p>
          </table:table-cell>
          <table:table-cell office:value-type="float" office:value="0.0109999999999957">
            <text:p>0.011</text:p>
          </table:table-cell>
          <table:table-cell table:formula="of:=[.Q39]-[.K39]" office:value-type="float" office:value="-4.31946145518225E-015">
            <text:p>-4.31946145518225E-015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4" table:number-columns-repeated="9"/>
          <table:table-cell table:style-name="ce5"/>
          <table:table-cell table:style-name="ce8" table:number-columns-repeated="2"/>
          <table:table-cell table:number-columns-repeated="2"/>
          <table:table-cell table:style-name="ce12"/>
          <table:table-cell table:number-columns-repeated="100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07" table:default-cell-style-name="ce1"/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table:style-name="ce9" office:value-type="string">
            <text:p>total=</text:p>
          </table:table-cell>
          <table:table-cell table:style-name="ce4" table:formula="of:=COUNTA([.J20:.J40])" office:value-type="float" office:value="21">
            <text:p>21</text:p>
          </table:table-cell>
          <table:table-cell table:style-name="ce4"/>
          <table:table-cell/>
          <table:table-cell table:style-name="ce13" office:value-type="string">
            <text:p>num of bars</text:p>
          </table:table-cell>
          <table:table-cell table:style-name="ce4" table:number-columns-repeated="2"/>
          <table:table-cell table:number-columns-repeated="1005"/>
        </table:table-row>
        <table:table-row table:style-name="ro2">
          <table:table-cell table:number-columns-repeated="12"/>
          <table:table-cell table:style-name="ce9" office:value-type="string">
            <text:p>minus=</text:p>
          </table:table-cell>
          <table:table-cell table:style-name="ce4" table:formula="of:=COUNTIF([.J20:.J40];&quot;&lt;0&quot;)" office:value-type="float" office:value="8">
            <text:p>8</text:p>
          </table:table-cell>
          <table:table-cell table:style-name="ce11" table:formula="of:=[.N3]/[.$N$2]" office:value-type="percentage" office:value="0.380952380952381">
            <text:p>38.1%</text:p>
          </table:table-cell>
          <table:table-cell/>
          <table:table-cell table:style-name="ce13" office:value-type="string">
            <text:p>avg=</text:p>
          </table:table-cell>
          <table:table-cell table:style-name="ce14" table:formula="of:=AVERAGE([.L20:.L40])" office:value-type="float" office:value="11.1904761904762">
            <text:p>11.2</text:p>
          </table:table-cell>
          <table:table-cell table:style-name="ce4"/>
          <table:table-cell table:number-columns-repeated="1005"/>
        </table:table-row>
        <table:table-row table:style-name="ro2">
          <table:table-cell table:number-columns-repeated="12"/>
          <table:table-cell table:style-name="ce9" office:value-type="string">
            <text:p>plus=</text:p>
          </table:table-cell>
          <table:table-cell table:style-name="ce10" table:formula="of:=COUNTIF([.J20:.J40];&quot;&gt;=0&quot;)" office:value-type="float" office:value="13">
            <text:p>13</text:p>
          </table:table-cell>
          <table:table-cell table:style-name="ce11" table:formula="of:=[.N4]/[.$N$2]" office:value-type="percentage" office:value="0.619047619047619">
            <text:p>61.9%</text:p>
          </table:table-cell>
          <table:table-cell/>
          <table:table-cell table:style-name="ce13" office:value-type="string">
            <text:p>max=</text:p>
          </table:table-cell>
          <table:table-cell table:style-name="ce4" table:formula="of:=MAX([.L20:.L40])" office:value-type="float" office:value="21">
            <text:p>21</text:p>
          </table:table-cell>
          <table:table-cell table:style-name="ce4"/>
          <table:table-cell table:number-columns-repeated="1005"/>
        </table:table-row>
        <table:table-row table:style-name="ro2">
          <table:table-cell table:number-columns-repeated="12"/>
          <table:table-cell table:style-name="ce9" office:value-type="string">
            <text:p>sum of plus=</text:p>
          </table:table-cell>
          <table:table-cell table:style-name="ce4" table:formula="of:=SUMIF([.J20:.J40];&quot;&gt;=0&quot;)" office:value-type="float" office:value="0.221">
            <text:p>0.221</text:p>
          </table:table-cell>
          <table:table-cell table:style-name="ce4"/>
          <table:table-cell/>
          <table:table-cell table:style-name="ce13" office:value-type="string">
            <text:p>min=</text:p>
          </table:table-cell>
          <table:table-cell table:style-name="ce4" table:formula="of:=MIN([.L20:.L40])" office:value-type="float" office:value="4">
            <text:p>4</text:p>
          </table:table-cell>
          <table:table-cell table:style-name="ce4"/>
          <table:table-cell table:number-columns-repeated="1005"/>
        </table:table-row>
        <table:table-row table:style-name="ro2">
          <table:table-cell table:number-columns-repeated="12"/>
          <table:table-cell table:style-name="ce9" office:value-type="string">
            <text:p>sum of minus=</text:p>
          </table:table-cell>
          <table:table-cell table:style-name="ce10" table:formula="of:=SUMIF([.J20:.J40];&quot;&lt;0&quot;)" office:value-type="float" office:value="-0.351">
            <text:p>-0.351</text:p>
          </table:table-cell>
          <table:table-cell table:style-name="ce4"/>
          <table:table-cell/>
          <table:table-cell table:style-name="ce13" office:value-type="string">
            <text:p>median=</text:p>
          </table:table-cell>
          <table:table-cell table:style-name="ce10" table:formula="of:=MEDIAN([.L20:.L40])" office:value-type="float" office:value="11">
            <text:p>11</text:p>
          </table:table-cell>
          <table:table-cell table:style-name="ce4"/>
          <table:table-cell table:number-columns-repeated="1005"/>
        </table:table-row>
        <table:table-row table:style-name="ro2">
          <table:table-cell table:number-columns-repeated="12"/>
          <table:table-cell table:style-name="ce9" office:value-type="string">
            <text:p>sum=</text:p>
          </table:table-cell>
          <table:table-cell table:style-name="ce4" table:formula="of:=SUM([.J20:.J40])" office:value-type="float" office:value="-0.13">
            <text:p>-0.13</text:p>
          </table:table-cell>
          <table:table-cell table:style-name="ce4"/>
          <table:table-cell/>
          <table:table-cell table:style-name="ce13"/>
          <table:table-cell table:style-name="ce4" table:number-columns-repeated="2"/>
          <table:table-cell table:number-columns-repeated="1005"/>
        </table:table-row>
        <table:table-row table:style-name="ro2">
          <table:table-cell table:number-columns-repeated="12"/>
          <table:table-cell table:style-name="ce9"/>
          <table:table-cell table:style-name="ce4" table:number-columns-repeated="2"/>
          <table:table-cell/>
          <table:table-cell table:style-name="ce13"/>
          <table:table-cell table:style-name="ce4" table:number-columns-repeated="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 table:number-columns-repeated="12"/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string">
            <text:p>[06/30/2020 13:28:25 : FxTestController.php : 3211] </text:p>
          </table:table-cell>
          <table:table-cell table:number-columns-repeated="11"/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022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list-of-pos.(20200630_132758_947071).dat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SL</text:p>
          </table:table-cell>
          <table:table-cell table:style-name="ce2" office:value-type="string">
            <text:p>pos.TP</text:p>
          </table:table-cell>
          <table:table-cell table:style-name="ce2" office:value-type="string">
            <text:p>diff.SL~start</text:p>
          </table:table-cell>
          <table:table-cell table:style-name="ce6" office:value-type="string">
            <text:p>cur &gt;= start ?</text:p>
          </table:table-cell>
          <table:table-cell table:style-name="ce6" office:value-type="string">
            <text:p>num of bars</text:p>
            <text:p>start ~ curr</text:p>
          </table:table-cell>
          <table:table-cell table:style-name="ce6" office:value-type="string">
            <text:p>cur – SL</text:p>
          </table:table-cell>
          <table:table-cell table:style-name="ce6" office:value-type="string">
            <text:p>exit price</text:p>
          </table:table-cell>
          <table:table-cell table:style-name="ce6" office:value-type="string">
            <text:p>diff</text:p>
            <text:p>exit~start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.319">
            <text:p>69.319</text:p>
          </table:table-cell>
          <table:table-cell table:style-name="ce4" office:value-type="string">
            <text:p>2020.05.13 00:0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0.02">
            <text:p>0.020</text:p>
          </table:table-cell>
          <table:table-cell table:style-name="ce16" table:formula="of:=IF([.F20]&gt;[.C20];1;0)" office:value-type="float" office:value="1">
            <text:p>1</text:p>
          </table:table-cell>
          <table:table-cell table:style-name="ce16" table:formula="of:=[.E20]-[.B20]" office:value-type="float" office:value="16">
            <text:p>16</text:p>
          </table:table-cell>
          <table:table-cell table:formula="of:=[.F20]-[.H20]" office:value-type="float" office:value="0">
            <text:p>0</text:p>
          </table:table-cell>
          <table:table-cell table:formula="of:=IF([.F20]&lt;[.H20];[.H20];[.F20])" office:value-type="float" office:value="69.339">
            <text:p>69.339</text:p>
          </table:table-cell>
          <table:table-cell table:style-name="ce12" table:formula="of:=[.N20]-[.C20]" office:value-type="float" office:value="0.019999999999996">
            <text:p>0.020</text:p>
          </table:table-cell>
          <table:table-cell table:number-columns-repeated="1009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9.302">
            <text:p>69.302</text:p>
          </table:table-cell>
          <table:table-cell table:style-name="ce4" office:value-type="string">
            <text:p>2020.05.13 00: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0.037">
            <text:p>0.037</text:p>
          </table:table-cell>
          <table:table-cell table:style-name="ce16" table:formula="of:=IF([.F21]&gt;[.C21];1;0)" office:value-type="float" office:value="1">
            <text:p>1</text:p>
          </table:table-cell>
          <table:table-cell table:style-name="ce16" table:formula="of:=[.E21]-[.B21]" office:value-type="float" office:value="15">
            <text:p>15</text:p>
          </table:table-cell>
          <table:table-cell table:formula="of:=[.F21]-[.H21]" office:value-type="float" office:value="0">
            <text:p>0</text:p>
          </table:table-cell>
          <table:table-cell table:formula="of:=IF([.F21]&lt;[.H21];[.H21];[.F21])" office:value-type="float" office:value="69.339">
            <text:p>69.339</text:p>
          </table:table-cell>
          <table:table-cell table:style-name="ce12" table:formula="of:=[.N21]-[.C21]" office:value-type="float" office:value="0.0369999999999919">
            <text:p>0.037</text:p>
          </table:table-cell>
          <table:table-cell table:number-columns-repeated="1009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2020.05.13 00: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0.018">
            <text:p>0.018</text:p>
          </table:table-cell>
          <table:table-cell table:style-name="ce16" table:formula="of:=IF([.F22]&gt;[.C22];1;0)" office:value-type="float" office:value="1">
            <text:p>1</text:p>
          </table:table-cell>
          <table:table-cell table:style-name="ce16" table:formula="of:=[.E22]-[.B22]" office:value-type="float" office:value="14">
            <text:p>14</text:p>
          </table:table-cell>
          <table:table-cell table:formula="of:=[.F22]-[.H22]" office:value-type="float" office:value="0">
            <text:p>0</text:p>
          </table:table-cell>
          <table:table-cell table:formula="of:=IF([.F22]&lt;[.H22];[.H22];[.F22])" office:value-type="float" office:value="69.339">
            <text:p>69.339</text:p>
          </table:table-cell>
          <table:table-cell table:style-name="ce12" table:formula="of:=[.N22]-[.C22]" office:value-type="float" office:value="0.0180000000000007">
            <text:p>0.018</text:p>
          </table:table-cell>
          <table:table-cell table:number-columns-repeated="1009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348">
            <text:p>69.348</text:p>
          </table:table-cell>
          <table:table-cell table:style-name="ce4" office:value-type="string">
            <text:p>2020.05.13 00:2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-0.009">
            <text:p>-0.009</text:p>
          </table:table-cell>
          <table:table-cell table:style-name="ce16" table:formula="of:=IF([.F23]&gt;[.C23];1;0)" office:value-type="float" office:value="0">
            <text:p>0</text:p>
          </table:table-cell>
          <table:table-cell table:style-name="ce16" table:formula="of:=[.E23]-[.B23]" office:value-type="float" office:value="13">
            <text:p>13</text:p>
          </table:table-cell>
          <table:table-cell table:formula="of:=[.F23]-[.H23]" office:value-type="float" office:value="0">
            <text:p>0</text:p>
          </table:table-cell>
          <table:table-cell table:formula="of:=IF([.F23]&lt;[.H23];[.H23];[.F23])" office:value-type="float" office:value="69.339">
            <text:p>69.339</text:p>
          </table:table-cell>
          <table:table-cell table:style-name="ce12" table:formula="of:=[.N23]-[.C23]" office:value-type="float" office:value="-0.00900000000000034">
            <text:p>-0.009</text:p>
          </table:table-cell>
          <table:table-cell table:number-columns-repeated="1009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2020.05.13 00:2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0.001">
            <text:p>0.001</text:p>
          </table:table-cell>
          <table:table-cell table:style-name="ce16" table:formula="of:=IF([.F24]&gt;[.C24];1;0)" office:value-type="float" office:value="1">
            <text:p>1</text:p>
          </table:table-cell>
          <table:table-cell table:style-name="ce16" table:formula="of:=[.E24]-[.B24]" office:value-type="float" office:value="12">
            <text:p>12</text:p>
          </table:table-cell>
          <table:table-cell table:formula="of:=[.F24]-[.H24]" office:value-type="float" office:value="0">
            <text:p>0</text:p>
          </table:table-cell>
          <table:table-cell table:formula="of:=IF([.F24]&lt;[.H24];[.H24];[.F24])" office:value-type="float" office:value="69.339">
            <text:p>69.339</text:p>
          </table:table-cell>
          <table:table-cell table:style-name="ce12" table:formula="of:=[.N24]-[.C24]" office:value-type="float" office:value="0.00100000000000477">
            <text:p>0.001</text:p>
          </table:table-cell>
          <table:table-cell table:number-columns-repeated="1009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9.329">
            <text:p>69.329</text:p>
          </table:table-cell>
          <table:table-cell table:style-name="ce4" office:value-type="string">
            <text:p>2020.05.13 00:3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0.01">
            <text:p>0.010</text:p>
          </table:table-cell>
          <table:table-cell table:style-name="ce16" table:formula="of:=IF([.F25]&gt;[.C25];1;0)" office:value-type="float" office:value="1">
            <text:p>1</text:p>
          </table:table-cell>
          <table:table-cell table:style-name="ce16" table:formula="of:=[.E25]-[.B25]" office:value-type="float" office:value="11">
            <text:p>11</text:p>
          </table:table-cell>
          <table:table-cell table:formula="of:=[.F25]-[.H25]" office:value-type="float" office:value="0">
            <text:p>0</text:p>
          </table:table-cell>
          <table:table-cell table:formula="of:=IF([.F25]&lt;[.H25];[.H25];[.F25])" office:value-type="float" office:value="69.339">
            <text:p>69.339</text:p>
          </table:table-cell>
          <table:table-cell table:style-name="ce12" table:formula="of:=[.N25]-[.C25]" office:value-type="float" office:value="0.0100000000000051">
            <text:p>0.010</text:p>
          </table:table-cell>
          <table:table-cell table:number-columns-repeated="1009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9.335">
            <text:p>69.335</text:p>
          </table:table-cell>
          <table:table-cell table:style-name="ce4" office:value-type="string">
            <text:p>2020.05.13 00:3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0.004">
            <text:p>0.004</text:p>
          </table:table-cell>
          <table:table-cell table:style-name="ce16" table:formula="of:=IF([.F26]&gt;[.C26];1;0)" office:value-type="float" office:value="1">
            <text:p>1</text:p>
          </table:table-cell>
          <table:table-cell table:style-name="ce16" table:formula="of:=[.E26]-[.B26]" office:value-type="float" office:value="10">
            <text:p>10</text:p>
          </table:table-cell>
          <table:table-cell table:formula="of:=[.F26]-[.H26]" office:value-type="float" office:value="0">
            <text:p>0</text:p>
          </table:table-cell>
          <table:table-cell table:formula="of:=IF([.F26]&lt;[.H26];[.H26];[.F26])" office:value-type="float" office:value="69.339">
            <text:p>69.339</text:p>
          </table:table-cell>
          <table:table-cell table:style-name="ce12" table:formula="of:=[.N26]-[.C26]" office:value-type="float" office:value="0.00400000000000489">
            <text:p>0.004</text:p>
          </table:table-cell>
          <table:table-cell table:number-columns-repeated="1009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2020.05.13 00:4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0.001">
            <text:p>0.001</text:p>
          </table:table-cell>
          <table:table-cell table:style-name="ce16" table:formula="of:=IF([.F27]&gt;[.C27];1;0)" office:value-type="float" office:value="1">
            <text:p>1</text:p>
          </table:table-cell>
          <table:table-cell table:style-name="ce16" table:formula="of:=[.E27]-[.B27]" office:value-type="float" office:value="9">
            <text:p>9</text:p>
          </table:table-cell>
          <table:table-cell table:formula="of:=[.F27]-[.H27]" office:value-type="float" office:value="0">
            <text:p>0</text:p>
          </table:table-cell>
          <table:table-cell table:formula="of:=IF([.F27]&lt;[.H27];[.H27];[.F27])" office:value-type="float" office:value="69.339">
            <text:p>69.339</text:p>
          </table:table-cell>
          <table:table-cell table:style-name="ce12" table:formula="of:=[.N27]-[.C27]" office:value-type="float" office:value="0.00100000000000477">
            <text:p>0.001</text:p>
          </table:table-cell>
          <table:table-cell table:number-columns-repeated="1009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.324">
            <text:p>69.324</text:p>
          </table:table-cell>
          <table:table-cell table:style-name="ce4" office:value-type="string">
            <text:p>2020.05.13 00:4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5" office:value-type="float" office:value="0.015">
            <text:p>0.015</text:p>
          </table:table-cell>
          <table:table-cell table:style-name="ce16" table:formula="of:=IF([.F28]&gt;[.C28];1;0)" office:value-type="float" office:value="1">
            <text:p>1</text:p>
          </table:table-cell>
          <table:table-cell table:style-name="ce16" table:formula="of:=[.E28]-[.B28]" office:value-type="float" office:value="8">
            <text:p>8</text:p>
          </table:table-cell>
          <table:table-cell table:formula="of:=[.F28]-[.H28]" office:value-type="float" office:value="0">
            <text:p>0</text:p>
          </table:table-cell>
          <table:table-cell table:formula="of:=IF([.F28]&lt;[.H28];[.H28];[.F28])" office:value-type="float" office:value="69.339">
            <text:p>69.339</text:p>
          </table:table-cell>
          <table:table-cell table:style-name="ce12" table:formula="of:=[.N28]-[.C28]" office:value-type="float" office:value="0.0150000000000006">
            <text:p>0.015</text:p>
          </table:table-cell>
          <table:table-cell table:number-columns-repeated="1009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9.388">
            <text:p>69.388</text:p>
          </table:table-cell>
          <table:table-cell table:style-name="ce4" office:value-type="string">
            <text:p>2020.05.13 00:5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5" office:value-type="float" office:value="-0.003">
            <text:p>-0.003</text:p>
          </table:table-cell>
          <table:table-cell table:style-name="ce16" table:formula="of:=IF([.F29]&gt;[.C29];1;0)" office:value-type="float" office:value="0">
            <text:p>0</text:p>
          </table:table-cell>
          <table:table-cell table:style-name="ce16" table:formula="of:=[.E29]-[.B29]" office:value-type="float" office:value="15">
            <text:p>15</text:p>
          </table:table-cell>
          <table:table-cell table:formula="of:=[.F29]-[.H29]" office:value-type="float" office:value="-0.0160000000000053">
            <text:p>-0.016</text:p>
          </table:table-cell>
          <table:table-cell table:formula="of:=IF([.F29]&lt;[.H29];[.H29];[.F29])" office:value-type="float" office:value="69.385">
            <text:p>69.385</text:p>
          </table:table-cell>
          <table:table-cell table:style-name="ce12" table:formula="of:=[.N29]-[.C29]" office:value-type="float" office:value="-0.00300000000000011">
            <text:p>-0.003</text:p>
          </table:table-cell>
          <table:table-cell table:number-columns-repeated="1009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9.399">
            <text:p>69.399</text:p>
          </table:table-cell>
          <table:table-cell table:style-name="ce4" office:value-type="string">
            <text:p>2020.05.13 00:5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2020.05.13 02:40</text:p>
          </table:table-cell>
          <table:table-cell table:style-name="ce4" office:value-type="float" office:value="69.319">
            <text:p>69.319</text:p>
          </table:table-cell>
          <table:table-cell table:style-name="ce4" office:value-type="float" office:value="69.529">
            <text:p>69.529</text:p>
          </table:table-cell>
          <table:table-cell table:style-name="ce15" office:value-type="float" office:value="-0.08">
            <text:p>-0.080</text:p>
          </table:table-cell>
          <table:table-cell table:style-name="ce16" table:formula="of:=IF([.F30]&gt;[.C30];1;0)" office:value-type="float" office:value="0">
            <text:p>0</text:p>
          </table:table-cell>
          <table:table-cell table:style-name="ce16" table:formula="of:=[.E30]-[.B30]" office:value-type="float" office:value="21">
            <text:p>21</text:p>
          </table:table-cell>
          <table:table-cell table:formula="of:=[.F30]-[.H30]" office:value-type="float" office:value="-0.046999999999997">
            <text:p>-0.047</text:p>
          </table:table-cell>
          <table:table-cell table:formula="of:=IF([.F30]&lt;[.H30];[.H30];[.F30])" office:value-type="float" office:value="69.319">
            <text:p>69.319</text:p>
          </table:table-cell>
          <table:table-cell table:style-name="ce12" table:formula="of:=[.N30]-[.C30]" office:value-type="float" office:value="-0.0799999999999983">
            <text:p>-0.080</text:p>
          </table:table-cell>
          <table:table-cell table:number-columns-repeated="1009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421">
            <text:p>69.421</text:p>
          </table:table-cell>
          <table:table-cell table:style-name="ce4" office:value-type="string">
            <text:p>2020.05.13 01:0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41">
            <text:p>69.341</text:p>
          </table:table-cell>
          <table:table-cell table:style-name="ce4" office:value-type="float" office:value="69.551">
            <text:p>69.551</text:p>
          </table:table-cell>
          <table:table-cell table:style-name="ce15" office:value-type="float" office:value="-0.08">
            <text:p>-0.080</text:p>
          </table:table-cell>
          <table:table-cell table:style-name="ce16" table:formula="of:=IF([.F31]&gt;[.C31];1;0)" office:value-type="float" office:value="0">
            <text:p>0</text:p>
          </table:table-cell>
          <table:table-cell table:style-name="ce16" table:formula="of:=[.E31]-[.B31]" office:value-type="float" office:value="5">
            <text:p>5</text:p>
          </table:table-cell>
          <table:table-cell table:formula="of:=[.F31]-[.H31]" office:value-type="float" office:value="-0.00199999999999534">
            <text:p>-0.002</text:p>
          </table:table-cell>
          <table:table-cell table:formula="of:=IF([.F31]&lt;[.H31];[.H31];[.F31])" office:value-type="float" office:value="69.341">
            <text:p>69.341</text:p>
          </table:table-cell>
          <table:table-cell table:style-name="ce12" table:formula="of:=[.N31]-[.C31]" office:value-type="float" office:value="-0.0800000000000125">
            <text:p>-0.080</text:p>
          </table:table-cell>
          <table:table-cell table:number-columns-repeated="1009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1:0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5" office:value-type="float" office:value="0.016">
            <text:p>0.016</text:p>
          </table:table-cell>
          <table:table-cell table:style-name="ce16" table:formula="of:=IF([.F32]&gt;[.C32];1;0)" office:value-type="float" office:value="0">
            <text:p>0</text:p>
          </table:table-cell>
          <table:table-cell table:style-name="ce16" table:formula="of:=[.E32]-[.B32]" office:value-type="float" office:value="12">
            <text:p>12</text:p>
          </table:table-cell>
          <table:table-cell table:formula="of:=[.F32]-[.H32]" office:value-type="float" office:value="-0.0160000000000053">
            <text:p>-0.016</text:p>
          </table:table-cell>
          <table:table-cell table:formula="of:=IF([.F32]&lt;[.H32];[.H32];[.F32])" office:value-type="float" office:value="69.385">
            <text:p>69.385</text:p>
          </table:table-cell>
          <table:table-cell table:style-name="ce12" table:formula="of:=[.N32]-[.C32]" office:value-type="float" office:value="0.0160000000000053">
            <text:p>0.016</text:p>
          </table:table-cell>
          <table:table-cell table:number-columns-repeated="1009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2020.05.13 01:1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2020.05.13 02:40</text:p>
          </table:table-cell>
          <table:table-cell table:style-name="ce4" office:value-type="float" office:value="69.317">
            <text:p>69.317</text:p>
          </table:table-cell>
          <table:table-cell table:style-name="ce4" office:value-type="float" office:value="69.527">
            <text:p>69.527</text:p>
          </table:table-cell>
          <table:table-cell table:style-name="ce15" office:value-type="float" office:value="-0.08">
            <text:p>-0.080</text:p>
          </table:table-cell>
          <table:table-cell table:style-name="ce16" table:formula="of:=IF([.F33]&gt;[.C33];1;0)" office:value-type="float" office:value="0">
            <text:p>0</text:p>
          </table:table-cell>
          <table:table-cell table:style-name="ce16" table:formula="of:=[.E33]-[.B33]" office:value-type="float" office:value="18">
            <text:p>18</text:p>
          </table:table-cell>
          <table:table-cell table:formula="of:=[.F33]-[.H33]" office:value-type="float" office:value="-0.0449999999999875">
            <text:p>-0.045</text:p>
          </table:table-cell>
          <table:table-cell table:formula="of:=IF([.F33]&lt;[.H33];[.H33];[.F33])" office:value-type="float" office:value="69.317">
            <text:p>69.317</text:p>
          </table:table-cell>
          <table:table-cell table:style-name="ce12" table:formula="of:=[.N33]-[.C33]" office:value-type="float" office:value="-0.0800000000000125">
            <text:p>-0.080</text:p>
          </table:table-cell>
          <table:table-cell table:number-columns-repeated="1009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9.395">
            <text:p>69.395</text:p>
          </table:table-cell>
          <table:table-cell table:style-name="ce4" office:value-type="string">
            <text:p>2020.05.13 01:1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5" office:value-type="float" office:value="-0.01">
            <text:p>-0.010</text:p>
          </table:table-cell>
          <table:table-cell table:style-name="ce16" table:formula="of:=IF([.F34]&gt;[.C34];1;0)" office:value-type="float" office:value="0">
            <text:p>0</text:p>
          </table:table-cell>
          <table:table-cell table:style-name="ce16" table:formula="of:=[.E34]-[.B34]" office:value-type="float" office:value="10">
            <text:p>10</text:p>
          </table:table-cell>
          <table:table-cell table:formula="of:=[.F34]-[.H34]" office:value-type="float" office:value="-0.0160000000000053">
            <text:p>-0.016</text:p>
          </table:table-cell>
          <table:table-cell table:formula="of:=IF([.F34]&lt;[.H34];[.H34];[.F34])" office:value-type="float" office:value="69.385">
            <text:p>69.385</text:p>
          </table:table-cell>
          <table:table-cell table:style-name="ce12" table:formula="of:=[.N34]-[.C34]" office:value-type="float" office:value="-0.00999999999999091">
            <text:p>-0.010</text:p>
          </table:table-cell>
          <table:table-cell table:number-columns-repeated="1009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9.377">
            <text:p>69.377</text:p>
          </table:table-cell>
          <table:table-cell table:style-name="ce4" office:value-type="string">
            <text:p>2020.05.13 01:2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5" office:value-type="float" office:value="0.008">
            <text:p>0.008</text:p>
          </table:table-cell>
          <table:table-cell table:style-name="ce16" table:formula="of:=IF([.F35]&gt;[.C35];1;0)" office:value-type="float" office:value="0">
            <text:p>0</text:p>
          </table:table-cell>
          <table:table-cell table:style-name="ce16" table:formula="of:=[.E35]-[.B35]" office:value-type="float" office:value="9">
            <text:p>9</text:p>
          </table:table-cell>
          <table:table-cell table:formula="of:=[.F35]-[.H35]" office:value-type="float" office:value="-0.0160000000000053">
            <text:p>-0.016</text:p>
          </table:table-cell>
          <table:table-cell table:formula="of:=IF([.F35]&lt;[.H35];[.H35];[.F35])" office:value-type="float" office:value="69.385">
            <text:p>69.385</text:p>
          </table:table-cell>
          <table:table-cell table:style-name="ce12" table:formula="of:=[.N35]-[.C35]" office:value-type="float" office:value="0.00800000000000978">
            <text:p>0.008</text:p>
          </table:table-cell>
          <table:table-cell table:number-columns-repeated="1009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5" office:value-type="float" office:value="0.017">
            <text:p>0.017</text:p>
          </table:table-cell>
          <table:table-cell table:style-name="ce16" table:formula="of:=IF([.F36]&gt;[.C36];1;0)" office:value-type="float" office:value="1">
            <text:p>1</text:p>
          </table:table-cell>
          <table:table-cell table:style-name="ce16" table:formula="of:=[.E36]-[.B36]" office:value-type="float" office:value="8">
            <text:p>8</text:p>
          </table:table-cell>
          <table:table-cell table:formula="of:=[.F36]-[.H36]" office:value-type="float" office:value="-0.0160000000000053">
            <text:p>-0.016</text:p>
          </table:table-cell>
          <table:table-cell table:formula="of:=IF([.F36]&lt;[.H36];[.H36];[.F36])" office:value-type="float" office:value="69.385">
            <text:p>69.385</text:p>
          </table:table-cell>
          <table:table-cell table:style-name="ce12" table:formula="of:=[.N36]-[.C36]" office:value-type="float" office:value="0.0170000000000101">
            <text:p>0.017</text:p>
          </table:table-cell>
          <table:table-cell table:number-columns-repeated="1009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9.337">
            <text:p>69.337</text:p>
          </table:table-cell>
          <table:table-cell table:style-name="ce4" office:value-type="string">
            <text:p>2020.05.13 01:3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5" office:value-type="float" office:value="0.048">
            <text:p>0.048</text:p>
          </table:table-cell>
          <table:table-cell table:style-name="ce16" table:formula="of:=IF([.F37]&gt;[.C37];1;0)" office:value-type="float" office:value="1">
            <text:p>1</text:p>
          </table:table-cell>
          <table:table-cell table:style-name="ce16" table:formula="of:=[.E37]-[.B37]" office:value-type="float" office:value="7">
            <text:p>7</text:p>
          </table:table-cell>
          <table:table-cell table:formula="of:=[.F37]-[.H37]" office:value-type="float" office:value="-0.0160000000000053">
            <text:p>-0.016</text:p>
          </table:table-cell>
          <table:table-cell table:formula="of:=IF([.F37]&lt;[.H37];[.H37];[.F37])" office:value-type="float" office:value="69.385">
            <text:p>69.385</text:p>
          </table:table-cell>
          <table:table-cell table:style-name="ce12" table:formula="of:=[.N37]-[.C37]" office:value-type="float" office:value="0.0480000000000018">
            <text:p>0.048</text:p>
          </table:table-cell>
          <table:table-cell table:number-columns-repeated="1009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9.359">
            <text:p>69.359</text:p>
          </table:table-cell>
          <table:table-cell table:style-name="ce4" office:value-type="string">
            <text:p>2020.05.13 01:3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5" office:value-type="float" office:value="0.026">
            <text:p>0.026</text:p>
          </table:table-cell>
          <table:table-cell table:style-name="ce16" table:formula="of:=IF([.F38]&gt;[.C38];1;0)" office:value-type="float" office:value="1">
            <text:p>1</text:p>
          </table:table-cell>
          <table:table-cell table:style-name="ce16" table:formula="of:=[.E38]-[.B38]" office:value-type="float" office:value="6">
            <text:p>6</text:p>
          </table:table-cell>
          <table:table-cell table:formula="of:=[.F38]-[.H38]" office:value-type="float" office:value="-0.0160000000000053">
            <text:p>-0.016</text:p>
          </table:table-cell>
          <table:table-cell table:formula="of:=IF([.F38]&lt;[.H38];[.H38];[.F38])" office:value-type="float" office:value="69.385">
            <text:p>69.385</text:p>
          </table:table-cell>
          <table:table-cell table:style-name="ce12" table:formula="of:=[.N38]-[.C38]" office:value-type="float" office:value="0.0260000000000105">
            <text:p>0.026</text:p>
          </table:table-cell>
          <table:table-cell table:number-columns-repeated="1009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2020.05.13 01:4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2020.05.13 02:40</text:p>
          </table:table-cell>
          <table:table-cell table:style-name="ce4" office:value-type="float" office:value="69.317">
            <text:p>69.317</text:p>
          </table:table-cell>
          <table:table-cell table:style-name="ce4" office:value-type="float" office:value="69.527">
            <text:p>69.527</text:p>
          </table:table-cell>
          <table:table-cell table:style-name="ce15" office:value-type="float" office:value="-0.08">
            <text:p>-0.080</text:p>
          </table:table-cell>
          <table:table-cell table:style-name="ce16" table:formula="of:=IF([.F39]&gt;[.C39];1;0)" office:value-type="float" office:value="0">
            <text:p>0</text:p>
          </table:table-cell>
          <table:table-cell table:style-name="ce16" table:formula="of:=[.E39]-[.B39]" office:value-type="float" office:value="12">
            <text:p>12</text:p>
          </table:table-cell>
          <table:table-cell table:formula="of:=[.F39]-[.H39]" office:value-type="float" office:value="-0.0449999999999875">
            <text:p>-0.045</text:p>
          </table:table-cell>
          <table:table-cell table:formula="of:=IF([.F39]&lt;[.H39];[.H39];[.F39])" office:value-type="float" office:value="69.317">
            <text:p>69.317</text:p>
          </table:table-cell>
          <table:table-cell table:style-name="ce12" table:formula="of:=[.N39]-[.C39]" office:value-type="float" office:value="-0.0800000000000125">
            <text:p>-0.080</text:p>
          </table:table-cell>
          <table:table-cell table:number-columns-repeated="1009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2020.05.13 01:4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5" office:value-type="float" office:value="-0.009">
            <text:p>-0.009</text:p>
          </table:table-cell>
          <table:table-cell table:style-name="ce16" table:formula="of:=IF([.F40]&gt;[.C40];1;0)" office:value-type="float" office:value="0">
            <text:p>0</text:p>
          </table:table-cell>
          <table:table-cell table:style-name="ce16" table:formula="of:=[.E40]-[.B40]" office:value-type="float" office:value="4">
            <text:p>4</text:p>
          </table:table-cell>
          <table:table-cell table:formula="of:=[.F40]-[.H40]" office:value-type="float" office:value="-0.0160000000000053">
            <text:p>-0.016</text:p>
          </table:table-cell>
          <table:table-cell table:formula="of:=IF([.F40]&lt;[.H40];[.H40];[.F40])" office:value-type="float" office:value="69.385">
            <text:p>69.385</text:p>
          </table:table-cell>
          <table:table-cell table:style-name="ce12" table:formula="of:=[.N40]-[.C40]" office:value-type="float" office:value="-0.00900000000000034">
            <text:p>-0.009</text:p>
          </table:table-cell>
          <table:table-cell table:number-columns-repeated="100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" table:style-name="ta1" table:print="false">
        <table:table-column table:style-name="co1" table:number-columns-repeated="6" table:default-cell-style-name="ce17"/>
        <table:table-column table:style-name="co7" table:default-cell-style-name="ce17"/>
        <table:table-column table:style-name="co1" table:number-columns-repeated="1017" table:default-cell-style-name="ce17"/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18" table:number-columns-repeated="6"/>
          <table:table-cell table:number-columns-repeated="1017"/>
        </table:table-row>
        <table:table-row table:style-name="ro6">
          <table:table-cell/>
          <table:table-cell table:style-name="ce18" office:value-type="float" office:value="1">
            <text:p>1</text:p>
          </table:table-cell>
          <table:table-cell table:style-name="ce18" table:number-columns-repeated="4"/>
          <table:table-cell table:style-name="ce19"/>
          <table:table-cell table:number-columns-repeated="1017"/>
        </table:table-row>
        <table:table-row table:style-name="ro6">
          <table:table-cell/>
          <table:table-cell table:style-name="ce18" office:value-type="float" office:value="2">
            <text:p>2</text:p>
          </table:table-cell>
          <table:table-cell table:style-name="ce18" office:value-type="string">
            <text:p>A/J</text:p>
          </table:table-cell>
          <table:table-cell table:style-name="ce18" office:value-type="string">
            <text:p>M5</text:p>
          </table:table-cell>
          <table:table-cell table:style-name="ce18" table:number-columns-repeated="2"/>
          <table:table-cell table:style-name="ce20" office:value-type="date" office:date-value="2020-07-02T16:35:50.52">
            <text:p>20/07/02 16:35</text:p>
          </table:table-cell>
          <table:table-cell table:number-columns-repeated="1017"/>
        </table:table-row>
        <table:table-row table:style-name="ro6">
          <table:table-cell/>
          <table:table-cell table:style-name="ce18" office:value-type="float" office:value="3">
            <text:p>3</text:p>
          </table:table-cell>
          <table:table-cell table:style-name="ce18" table:number-columns-repeated="4"/>
          <table:table-cell table:style-name="ce19"/>
          <table:table-cell table:number-columns-repeated="1017"/>
        </table:table-row>
        <table:table-row table:style-name="ro6" table:number-rows-repeated="6">
          <table:table-cell/>
          <table:table-cell table:style-name="ce18" table:number-columns-repeated="5"/>
          <table:table-cell table:style-name="ce19"/>
          <table:table-cell table:number-columns-repeated="1017"/>
        </table:table-row>
        <table:table-row table:style-name="ro6">
          <table:table-cell table:number-columns-repeated="6"/>
          <table:table-cell table:style-name="ce21" table:formula="of:=NOW()" office:value-type="date" office:date-value="2020-07-03T17:21:32.41">
            <text:p>20/07</text:p>
          </table:table-cell>
          <table:table-cell table:number-columns-repeated="1017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transparent"/>
      <style:text-properties fo:color="#ff0000"/>
    </style:style>
    <style:style style:name="無題2" style:family="table-cell" style:parent-style-name="Default">
      <style:text-properties fo:color="#666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3">2020/07/03</text:date>, <text:time>17:21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6-30T13:30:10.77</meta:creation-date>
    <dc:date>2020-07-03T17:21:32.26</dc:date>
    <dc:creator>iwabuchi ken</dc:creator>
    <meta:editing-duration>PT1H24M8S</meta:editing-duration>
    <meta:editing-cycles>11</meta:editing-cycles>
    <meta:generator>OpenOffice/4.1.3$Win32 OpenOffice.org_project/413m1$Build-9783</meta:generator>
    <meta:document-statistic meta:table-count="4" meta:cell-count="771" meta:object-count="0"/>
  </office:meta>
</office:document-meta>
</file>